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cm" fo:margin-right="0cm" fo:text-indent="0cm" style:auto-text-indent="false"/>
      <style:text-properties officeooo:paragraph-rsid="000f4591"/>
    </style:style>
    <style:style style:name="P2" style:family="paragraph" style:parent-style-name="Heading_20_2">
      <style:paragraph-properties fo:margin-left="0cm" fo:margin-right="0cm" fo:text-indent="0cm" style:auto-text-indent="false"/>
      <style:text-properties officeooo:paragraph-rsid="000f4591"/>
    </style:style>
    <style:style style:name="P3" style:family="paragraph" style:parent-style-name="Text_20_body" style:list-style-name="L1">
      <style:paragraph-properties fo:margin-left="0cm" fo:margin-right="0cm" fo:margin-top="0cm" fo:margin-bottom="0cm" style:contextual-spacing="false" fo:text-indent="0cm" style:auto-text-indent="false"/>
      <style:text-properties officeooo:paragraph-rsid="000f4591"/>
    </style:style>
    <style:style style:name="P4" style:family="paragraph" style:parent-style-name="Text_20_body" style:list-style-name="L1">
      <style:paragraph-properties fo:margin-left="0cm" fo:margin-right="0cm" fo:text-indent="0cm" style:auto-text-indent="false"/>
      <style:text-properties officeooo:paragraph-rsid="000f4591"/>
    </style:style>
    <style:style style:name="P5" style:family="paragraph" style:parent-style-name="Preformatted_20_Text">
      <style:paragraph-properties fo:margin-left="0cm" fo:margin-right="0cm" fo:text-indent="0cm" style:auto-text-indent="false"/>
      <style:text-properties officeooo:paragraph-rsid="000f4591"/>
    </style:style>
    <style:style style:name="P6" style:family="paragraph" style:parent-style-name="Preformatted_20_Text">
      <style:text-properties officeooo:paragraph-rsid="000f4591"/>
    </style:style>
    <style:style style:name="P7" style:family="paragraph" style:parent-style-name="Preformatted_20_Text">
      <style:paragraph-properties fo:margin-top="0cm" fo:margin-bottom="0.499cm" style:contextual-spacing="false"/>
      <style:text-properties officeooo:paragraph-rsid="000f4591"/>
    </style:style>
    <style:style style:name="P8" style:family="paragraph" style:parent-style-name="Text_20_body" style:list-style-name="L2">
      <style:paragraph-properties fo:margin-left="0cm" fo:margin-right="0cm" fo:margin-top="0cm" fo:margin-bottom="0cm" style:contextual-spacing="false" fo:text-indent="0cm" style:auto-text-indent="false"/>
      <style:text-properties officeooo:paragraph-rsid="000f4591"/>
    </style:style>
    <style:style style:name="P9" style:family="paragraph" style:parent-style-name="Text_20_body" style:list-style-name="L2">
      <style:paragraph-properties fo:margin-left="0cm" fo:margin-right="0cm" fo:text-indent="0cm" style:auto-text-indent="false"/>
      <style:text-properties officeooo:paragraph-rsid="000f4591"/>
    </style:style>
    <style:style style:name="P10" style:family="paragraph" style:parent-style-name="Text_20_body" style:list-style-name="L3">
      <style:paragraph-properties fo:margin-left="0cm" fo:margin-right="0cm" fo:margin-top="0cm" fo:margin-bottom="0cm" style:contextual-spacing="false" fo:text-indent="0cm" style:auto-text-indent="false"/>
      <style:text-properties officeooo:paragraph-rsid="000f4591"/>
    </style:style>
    <style:style style:name="P11" style:family="paragraph" style:parent-style-name="Text_20_body" style:list-style-name="L3">
      <style:paragraph-properties fo:margin-left="0cm" fo:margin-right="0cm" fo:text-indent="0cm" style:auto-text-indent="false"/>
      <style:text-properties officeooo:paragraph-rsid="000f4591"/>
    </style:style>
    <style:style style:name="P12" style:family="paragraph" style:parent-style-name="Text_20_body" style:list-style-name="L4">
      <style:paragraph-properties fo:margin-left="0cm" fo:margin-right="0cm" fo:margin-top="0cm" fo:margin-bottom="0cm" style:contextual-spacing="false" fo:text-indent="0cm" style:auto-text-indent="false"/>
      <style:text-properties officeooo:paragraph-rsid="000f4591"/>
    </style:style>
    <style:style style:name="P13" style:family="paragraph" style:parent-style-name="Text_20_body" style:list-style-name="L4">
      <style:paragraph-properties fo:margin-left="0cm" fo:margin-right="0cm" fo:text-indent="0cm" style:auto-text-indent="false"/>
      <style:text-properties officeooo:paragraph-rsid="000f4591"/>
    </style:style>
    <style:style style:name="P14" style:family="paragraph" style:parent-style-name="Text_20_body" style:list-style-name="L5">
      <style:paragraph-properties fo:margin-left="0cm" fo:margin-right="0cm" fo:margin-top="0cm" fo:margin-bottom="0cm" style:contextual-spacing="false" fo:text-indent="0cm" style:auto-text-indent="false"/>
      <style:text-properties officeooo:paragraph-rsid="000f4591"/>
    </style:style>
    <style:style style:name="P15" style:family="paragraph" style:parent-style-name="Text_20_body" style:list-style-name="L5">
      <style:paragraph-properties fo:margin-left="0cm" fo:margin-right="0cm" fo:text-indent="0cm" style:auto-text-indent="false"/>
      <style:text-properties officeooo:paragraph-rsid="000f4591"/>
    </style:style>
    <style:style style:name="P16" style:family="paragraph" style:parent-style-name="Text_20_body" style:list-style-name="L6">
      <style:paragraph-properties fo:margin-left="0cm" fo:margin-right="0cm" fo:margin-top="0cm" fo:margin-bottom="0cm" style:contextual-spacing="false" fo:text-indent="0cm" style:auto-text-indent="false"/>
      <style:text-properties officeooo:paragraph-rsid="000f4591"/>
    </style:style>
    <style:style style:name="P17" style:family="paragraph" style:parent-style-name="Text_20_body" style:list-style-name="L6">
      <style:paragraph-properties fo:margin-left="0cm" fo:margin-right="0cm" fo:text-indent="0cm" style:auto-text-indent="false"/>
      <style:text-properties officeooo:paragraph-rsid="000f4591"/>
    </style:style>
    <style:style style:name="P18" style:family="paragraph" style:parent-style-name="Text_20_body" style:list-style-name="L7">
      <style:paragraph-properties fo:margin-left="0cm" fo:margin-right="0cm" fo:margin-top="0cm" fo:margin-bottom="0cm" style:contextual-spacing="false" fo:text-indent="0cm" style:auto-text-indent="false"/>
      <style:text-properties officeooo:paragraph-rsid="000f4591"/>
    </style:style>
    <style:style style:name="P19" style:family="paragraph" style:parent-style-name="Text_20_body" style:list-style-name="L7">
      <style:paragraph-properties fo:margin-left="0cm" fo:margin-right="0cm" fo:text-indent="0cm" style:auto-text-indent="false"/>
      <style:text-properties officeooo:paragraph-rsid="000f4591"/>
    </style:style>
    <style:style style:name="P20" style:family="paragraph" style:parent-style-name="Text_20_body" style:list-style-name="L8">
      <style:paragraph-properties fo:margin-left="0cm" fo:margin-right="0cm" fo:margin-top="0cm" fo:margin-bottom="0cm" style:contextual-spacing="false" fo:text-indent="0cm" style:auto-text-indent="false"/>
      <style:text-properties officeooo:paragraph-rsid="000f4591"/>
    </style:style>
    <style:style style:name="P21" style:family="paragraph" style:parent-style-name="Text_20_body" style:list-style-name="L8">
      <style:paragraph-properties fo:margin-left="0cm" fo:margin-right="0cm" fo:text-indent="0cm" style:auto-text-indent="false"/>
      <style:text-properties officeooo:paragraph-rsid="000f4591"/>
    </style:style>
    <style:style style:name="P22" style:family="paragraph" style:parent-style-name="Text_20_body" style:list-style-name="L9">
      <style:paragraph-properties fo:margin-left="0cm" fo:margin-right="0cm" fo:margin-top="0cm" fo:margin-bottom="0cm" style:contextual-spacing="false" fo:text-indent="0cm" style:auto-text-indent="false"/>
      <style:text-properties officeooo:paragraph-rsid="000f4591"/>
    </style:style>
    <style:style style:name="P23" style:family="paragraph" style:parent-style-name="Text_20_body" style:list-style-name="L9">
      <style:paragraph-properties fo:margin-left="0cm" fo:margin-right="0cm" fo:text-indent="0cm" style:auto-text-indent="false"/>
      <style:text-properties officeooo:paragraph-rsid="000f4591"/>
    </style:style>
    <style:style style:name="P24" style:family="paragraph" style:parent-style-name="Text_20_body" style:list-style-name="L10">
      <style:paragraph-properties fo:margin-left="0cm" fo:margin-right="0cm" fo:margin-top="0cm" fo:margin-bottom="0cm" style:contextual-spacing="false" fo:text-indent="0cm" style:auto-text-indent="false"/>
      <style:text-properties officeooo:paragraph-rsid="000f4591"/>
    </style:style>
    <style:style style:name="P25" style:family="paragraph" style:parent-style-name="Text_20_body" style:list-style-name="L10">
      <style:paragraph-properties fo:margin-left="0cm" fo:margin-right="0cm" fo:text-indent="0cm" style:auto-text-indent="false"/>
      <style:text-properties officeooo:paragraph-rsid="000f4591"/>
    </style:style>
    <style:style style:name="P26" style:family="paragraph" style:parent-style-name="Heading_20_1">
      <style:paragraph-properties fo:margin-left="0cm" fo:margin-right="0cm" fo:text-indent="0cm" style:auto-text-indent="false"/>
      <style:text-properties officeooo:paragraph-rsid="000f4591"/>
    </style:style>
    <style:style style:name="P27" style:family="paragraph" style:parent-style-name="Text_20_body" style:list-style-name="L11">
      <style:paragraph-properties fo:margin-left="0cm" fo:margin-right="0cm" fo:margin-top="0cm" fo:margin-bottom="0cm" style:contextual-spacing="false" fo:text-indent="0cm" style:auto-text-indent="false"/>
      <style:text-properties officeooo:paragraph-rsid="000f4591"/>
    </style:style>
    <style:style style:name="P28" style:family="paragraph" style:parent-style-name="Text_20_body" style:list-style-name="L11">
      <style:paragraph-properties fo:margin-left="0cm" fo:margin-right="0cm" fo:text-indent="0cm" style:auto-text-indent="false"/>
      <style:text-properties officeooo:paragraph-rsid="000f4591"/>
    </style:style>
    <style:style style:name="P29" style:family="paragraph" style:parent-style-name="Text_20_body" style:list-style-name="L12">
      <style:paragraph-properties fo:margin-left="0cm" fo:margin-right="0cm" fo:margin-top="0cm" fo:margin-bottom="0cm" style:contextual-spacing="false" fo:text-indent="0cm" style:auto-text-indent="false"/>
      <style:text-properties officeooo:paragraph-rsid="000f4591"/>
    </style:style>
    <style:style style:name="P30" style:family="paragraph" style:parent-style-name="Text_20_body" style:list-style-name="L12">
      <style:paragraph-properties fo:margin-left="0cm" fo:margin-right="0cm" fo:text-indent="0cm" style:auto-text-indent="false"/>
      <style:text-properties officeooo:paragraph-rsid="000f4591"/>
    </style:style>
    <style:style style:name="P31" style:family="paragraph" style:parent-style-name="Text_20_body" style:list-style-name="L13">
      <style:paragraph-properties fo:margin-left="0cm" fo:margin-right="0cm" fo:margin-top="0cm" fo:margin-bottom="0cm" style:contextual-spacing="false" fo:text-indent="0cm" style:auto-text-indent="false"/>
      <style:text-properties officeooo:paragraph-rsid="000f4591"/>
    </style:style>
    <style:style style:name="P32" style:family="paragraph" style:parent-style-name="Text_20_body" style:list-style-name="L13">
      <style:paragraph-properties fo:margin-left="0cm" fo:margin-right="0cm" fo:text-indent="0cm" style:auto-text-indent="false"/>
      <style:text-properties officeooo:paragraph-rsid="000f4591"/>
    </style:style>
    <style:style style:name="P33" style:family="paragraph" style:parent-style-name="Text_20_body" style:list-style-name="L14">
      <style:paragraph-properties fo:margin-left="0cm" fo:margin-right="0cm" fo:margin-top="0cm" fo:margin-bottom="0cm" style:contextual-spacing="false" fo:text-indent="0cm" style:auto-text-indent="false"/>
      <style:text-properties officeooo:paragraph-rsid="000f4591"/>
    </style:style>
    <style:style style:name="P34" style:family="paragraph" style:parent-style-name="Text_20_body" style:list-style-name="L14">
      <style:paragraph-properties fo:margin-left="0cm" fo:margin-right="0cm" fo:text-indent="0cm" style:auto-text-indent="false"/>
      <style:text-properties officeooo:paragraph-rsid="000f4591"/>
    </style:style>
    <style:style style:name="P35" style:family="paragraph" style:parent-style-name="Text_20_body" style:list-style-name="L15">
      <style:paragraph-properties fo:margin-left="0cm" fo:margin-right="0cm" fo:margin-top="0cm" fo:margin-bottom="0cm" style:contextual-spacing="false" fo:text-indent="0cm" style:auto-text-indent="false"/>
      <style:text-properties officeooo:paragraph-rsid="000f4591"/>
    </style:style>
    <style:style style:name="P36" style:family="paragraph" style:parent-style-name="Text_20_body" style:list-style-name="L15">
      <style:paragraph-properties fo:margin-left="0cm" fo:margin-right="0cm" fo:text-indent="0cm" style:auto-text-indent="false"/>
      <style:text-properties officeooo:paragraph-rsid="000f4591"/>
    </style:style>
    <style:style style:name="P37" style:family="paragraph" style:parent-style-name="Text_20_body" style:list-style-name="L16">
      <style:paragraph-properties fo:margin-left="0cm" fo:margin-right="0cm" fo:margin-top="0cm" fo:margin-bottom="0cm" style:contextual-spacing="false" fo:text-indent="0cm" style:auto-text-indent="false"/>
      <style:text-properties officeooo:paragraph-rsid="000f4591"/>
    </style:style>
    <style:style style:name="P38" style:family="paragraph" style:parent-style-name="Text_20_body" style:list-style-name="L16">
      <style:paragraph-properties fo:margin-left="0cm" fo:margin-right="0cm" fo:text-indent="0cm" style:auto-text-indent="false"/>
      <style:text-properties officeooo:paragraph-rsid="000f4591"/>
    </style:style>
    <style:style style:name="P39" style:family="paragraph" style:parent-style-name="Text_20_body" style:list-style-name="L17">
      <style:paragraph-properties fo:margin-left="0cm" fo:margin-right="0cm" fo:margin-top="0cm" fo:margin-bottom="0cm" style:contextual-spacing="false" fo:text-indent="0cm" style:auto-text-indent="false"/>
      <style:text-properties officeooo:paragraph-rsid="000f4591"/>
    </style:style>
    <style:style style:name="P40" style:family="paragraph" style:parent-style-name="Text_20_body" style:list-style-name="L17">
      <style:paragraph-properties fo:margin-left="0cm" fo:margin-right="0cm" fo:text-indent="0cm" style:auto-text-indent="false"/>
      <style:text-properties officeooo:paragraph-rsid="000f4591"/>
    </style:style>
    <style:style style:name="P41" style:family="paragraph" style:parent-style-name="Text_20_body" style:list-style-name="L18">
      <style:paragraph-properties fo:margin-left="0cm" fo:margin-right="0cm" fo:margin-top="0cm" fo:margin-bottom="0cm" style:contextual-spacing="false" fo:text-indent="0cm" style:auto-text-indent="false"/>
      <style:text-properties officeooo:paragraph-rsid="000f4591"/>
    </style:style>
    <style:style style:name="P42" style:family="paragraph" style:parent-style-name="Text_20_body" style:list-style-name="L18">
      <style:paragraph-properties fo:margin-left="0cm" fo:margin-right="0cm" fo:text-indent="0cm" style:auto-text-indent="false"/>
      <style:text-properties officeooo:paragraph-rsid="000f4591"/>
    </style:style>
    <style:style style:name="P43" style:family="paragraph" style:parent-style-name="Text_20_body" style:list-style-name="L19">
      <style:paragraph-properties fo:margin-left="0cm" fo:margin-right="0cm" fo:margin-top="0cm" fo:margin-bottom="0cm" style:contextual-spacing="false" fo:text-indent="0cm" style:auto-text-indent="false"/>
      <style:text-properties officeooo:paragraph-rsid="000f4591"/>
    </style:style>
    <style:style style:name="P44" style:family="paragraph" style:parent-style-name="Text_20_body" style:list-style-name="L19">
      <style:paragraph-properties fo:margin-left="0cm" fo:margin-right="0cm" fo:text-indent="0cm" style:auto-text-indent="false"/>
      <style:text-properties officeooo:paragraph-rsid="000f4591"/>
    </style:style>
    <style:style style:name="P45" style:family="paragraph" style:parent-style-name="Text_20_body" style:list-style-name="L20">
      <style:paragraph-properties fo:margin-left="0cm" fo:margin-right="0cm" fo:margin-top="0cm" fo:margin-bottom="0cm" style:contextual-spacing="false" fo:text-indent="0cm" style:auto-text-indent="false"/>
      <style:text-properties officeooo:paragraph-rsid="000f4591"/>
    </style:style>
    <style:style style:name="P46" style:family="paragraph" style:parent-style-name="Text_20_body" style:list-style-name="L20">
      <style:paragraph-properties fo:margin-left="0cm" fo:margin-right="0cm" fo:text-indent="0cm" style:auto-text-indent="false"/>
      <style:text-properties officeooo:paragraph-rsid="000f4591"/>
    </style:style>
    <style:style style:name="P47" style:family="paragraph" style:parent-style-name="Text_20_body" style:list-style-name="L21">
      <style:paragraph-properties fo:margin-left="0cm" fo:margin-right="0cm" fo:margin-top="0cm" fo:margin-bottom="0cm" style:contextual-spacing="false" fo:text-indent="0cm" style:auto-text-indent="false"/>
      <style:text-properties officeooo:paragraph-rsid="000f4591"/>
    </style:style>
    <style:style style:name="P48" style:family="paragraph" style:parent-style-name="Text_20_body" style:list-style-name="L21">
      <style:paragraph-properties fo:margin-left="0cm" fo:margin-right="0cm" fo:text-indent="0cm" style:auto-text-indent="false"/>
      <style:text-properties officeooo:paragraph-rsid="000f4591"/>
    </style:style>
    <style:style style:name="P49" style:family="paragraph" style:parent-style-name="Text_20_body" style:list-style-name="L22">
      <style:paragraph-properties fo:margin-left="0cm" fo:margin-right="0cm" fo:margin-top="0cm" fo:margin-bottom="0cm" style:contextual-spacing="false" fo:text-indent="0cm" style:auto-text-indent="false"/>
      <style:text-properties officeooo:paragraph-rsid="000f4591"/>
    </style:style>
    <style:style style:name="P50" style:family="paragraph" style:parent-style-name="Text_20_body" style:list-style-name="L22">
      <style:paragraph-properties fo:margin-left="0cm" fo:margin-right="0cm" fo:text-indent="0cm" style:auto-text-indent="false"/>
      <style:text-properties officeooo:paragraph-rsid="000f4591"/>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 text:name="7a3d"/>In the original 1970s Battlestar Galactica television series, <text:span text:style-name="Strong_20_Emphasis">not the 2000s reboot or its spin-offs</text:span>, the Cylons represented humanity’s greatest fear: artificial intelligence that had grown beyond our control. While the classic series never explicitly confirmed their origins, the implication was clear: these were our creations that had evolved past their intended purpose, ultimately turning against their creators.</text:p>
      <text:p text:style-name="P1"><text:bookmark text:name="ad98"/>Yet within this cautionary framework lies an intriguing paradox. The Cylons, despite their adversarial relationship with humanity, had developed a remarkably efficient command structure. Their militaristic organization, with clear hierarchies, defined roles, and disciplined execution, achieved a level of coordination that proved devastatingly effective. Even their smallest tactical units, like the three-Cylon Raider crews, operated with precision and purpose that human forces struggled to match.</text:p>
      <text:p text:style-name="P1"><text:bookmark text:name="923d"/>What if we could harness the organizational efficiency while maintaining human oversight and control?</text:p>
      <text:p text:style-name="P1"><text:bookmark text:name="cb05"/>What if the very structure that made the Cylons formidable opponents could be adopted to make AI our most effective collaborators?</text:p>
      <text:p text:style-name="P1"><text:bookmark text:name="dda1"/>This paper proposes a mapping of the three-Cylon Raider structure onto the role of the ordinary software developer, to see if discipline, expressed in the same common language we see within small, focused development teams, can be used as effective guardrails.</text:p>
      <text:p text:style-name="P1"><text:bookmark text:name="37a8"/>The Cylon Raider Configuration operates through three distinct but interconnected roles, each with specific responsibilities and clear boundaries. By using custom system prompts for each role, we create a structured workflow that leverages the strengths of both human oversight and AI capabilities while maintaining quality and accountability.</text:p>
      <text:h text:style-name="P2" text:outline-level="2"><text:bookmark text:name="7555"/>Git Configuration and Three-Workspace Architecture</text:h>
      <text:p text:style-name="P1"><text:bookmark text:name="0d41"/>The Cylon Raider Configuration employs a sophisticated branching strategy with three distinct git workspaces, each corresponding to a specific role and level of code maturity:</text:p>
      <text:p text:style-name="P1"><text:bookmark text:name="e4d5"/><text:span text:style-name="Strong_20_Emphasis">Workspace Structure:</text:span></text:p>
      <text:list text:style-name="L1">
        <text:list-item>
          <text:p text:style-name="P3"><text:bookmark text:name="d531"/><text:span text:style-name="Strong_20_Emphasis">Commander Workspace</text:span>: Always operates on the <text:span text:style-name="Source_20_Text">main</text:span> branch, providing read-only access to the most stable codebase</text:p>
        </text:list-item>
        <text:list-item>
          <text:p text:style-name="P3"><text:bookmark text:name="060d"/><text:span text:style-name="Strong_20_Emphasis">Pilot Workspace</text:span>: Works on <text:span text:style-name="Source_20_Text">feature/*</text:span> branches for architectural planning and specification development</text:p>
        </text:list-item>
        <text:list-item>
          <text:p text:style-name="P4"><text:bookmark text:name="700f"/><text:span text:style-name="Strong_20_Emphasis">Gunner Workspace</text:span>: Operates on <text:span text:style-name="Source_20_Text">experiment/*</text:span> branches for tactical implementation and testing</text:p>
        </text:list-item>
      </text:list>
      <text:p text:style-name="P1"><text:bookmark text:name="bc1e"/><text:span text:style-name="Strong_20_Emphasis">Hierarchical Branch Strategy:</text:span></text:p>
      <text:p text:style-name="P5"><text:bookmark text:name="aac7"/>main (commander-workspace)</text:p>
      <text:p text:style-name="P6">├── feature/user-authentication (pilot-workspace)</text:p>
      <text:p text:style-name="P6">│ <text:s text:c="2"/>└── experiment/auth-implementation (gunner-workspace)</text:p>
      <text:p text:style-name="P6">├── feature/payment-processing (pilot-workspace)</text:p>
      <text:p text:style-name="P7">│ <text:s text:c="2"/>└── experiment/payment-gateway (gunner-workspace)</text:p>
      <text:p text:style-name="P1"><text:bookmark text:name="1865"/><text:span text:style-name="Strong_20_Emphasis">Pull Request Workflow:</text:span> The development process follows a two-stage pull request pipeline that creates natural quality gates:</text:p>
      <text:list text:style-name="L2">
        <text:list-item>
          <text:p text:style-name="P8"><text:bookmark text:name="1ebb"/><text:soft-page-break/><text:span text:style-name="Strong_20_Emphasis">Experiment to Feature PR</text:span>: The Gunner submits implementations from <text:span text:style-name="Source_20_Text">experiment/*</text:span> branches to corresponding <text:span text:style-name="Source_20_Text">feature/*</text:span> branches. The Pilot reviews these PRs, ensuring the implementation matches specifications and meets quality standards.</text:p>
        </text:list-item>
        <text:list-item>
          <text:p text:style-name="P9"><text:bookmark text:name="036f"/><text:span text:style-name="Strong_20_Emphasis">Feature to Main PR</text:span>: After Pilot approval, the feature branch is submitted to <text:span text:style-name="Source_20_Text">main</text:span> via a second pull request. The Commander performs final review, considering broader architectural implications and project alignment.</text:p>
        </text:list-item>
      </text:list>
      <text:p text:style-name="P1"><text:bookmark text:name="93e3"/><text:span text:style-name="Strong_20_Emphasis">Role-Based Git Permissions:</text:span></text:p>
      <text:list text:style-name="L3">
        <text:list-item>
          <text:p text:style-name="P10"><text:bookmark text:name="478c"/><text:span text:style-name="Strong_20_Emphasis">Centurion Commander</text:span>: Exclusive rights to merge feature branches into <text:span text:style-name="Source_20_Text">main</text:span>; read access to all workspaces</text:p>
        </text:list-item>
        <text:list-item>
          <text:p text:style-name="P10"><text:bookmark text:name="2e1f"/><text:span text:style-name="Strong_20_Emphasis">Pilot</text:span>: Can merge experiment branches into feature branches; full access to pilot workspace; read access to commander workspace</text:p>
        </text:list-item>
        <text:list-item>
          <text:p text:style-name="P11"><text:bookmark text:name="d91e"/><text:span text:style-name="Strong_20_Emphasis">Gunner</text:span>: Can commit only to experiment branches in gunner workspace; no merge privileges</text:p>
        </text:list-item>
      </text:list>
      <text:p text:style-name="P1"><text:bookmark text:name="d2bc"/>This multi-workspace approach provides several critical benefits:</text:p>
      <text:list text:style-name="L4">
        <text:list-item>
          <text:p text:style-name="P12"><text:bookmark text:name="5f86"/><text:span text:style-name="Strong_20_Emphasis">Isolation</text:span>: Each role works in an appropriate environment without risk of contaminating other workspaces</text:p>
        </text:list-item>
        <text:list-item>
          <text:p text:style-name="P12"><text:bookmark text:name="c0f0"/><text:span text:style-name="Strong_20_Emphasis">Quality Gates</text:span>: The two-stage PR process ensures both tactical implementation quality and strategic architectural alignment</text:p>
        </text:list-item>
        <text:list-item>
          <text:p text:style-name="P12"><text:bookmark text:name="bfd4"/><text:span text:style-name="Strong_20_Emphasis">Clear Handoffs</text:span>: Role transitions are explicit and documented through the pull request process</text:p>
        </text:list-item>
        <text:list-item>
          <text:p text:style-name="P13"><text:bookmark text:name="0610"/><text:span text:style-name="Strong_20_Emphasis">Rollback Safety</text:span>: Failed experiments can be abandoned without affecting feature development, and failed features can be abandoned without affecting the main codebase</text:p>
        </text:list-item>
      </text:list>
      <text:h text:style-name="P2" text:outline-level="2" text:is-list-header="true"><text:bookmark text:name="c8d1"/>The Centurion Commander (Human)</text:h>
      <text:p text:style-name="P1"><text:bookmark text:name="e3c0"/>The <text:span text:style-name="Strong_20_Emphasis">Centurion Commander</text:span> serves as the strategic decision-maker and quality gatekeeper. This role cannot be delegated to AI because it requires judgment about long-term consequences, business alignment, and the wisdom to know when to abandon work that doesn’t meet standards.</text:p>
      <text:p text:style-name="P1"><text:bookmark text:name="6b4a"/><text:span text:style-name="Strong_20_Emphasis">Core Responsibilities:</text:span></text:p>
      <text:list text:style-name="L5">
        <text:list-item>
          <text:p text:style-name="P14"><text:bookmark text:name="69d6"/><text:span text:style-name="Strong_20_Emphasis">Strategic Oversight</text:span>: Evaluating whether proposed features align with project goals and architectural vision</text:p>
        </text:list-item>
        <text:list-item>
          <text:p text:style-name="P14"><text:bookmark text:name="b53b"/><text:span text:style-name="Strong_20_Emphasis">Quality Assurance</text:span>: Rigorously reviewing all pull requests at both levels — experiment-to-feature and feature-to-main — ensuring code quality, test coverage, and documentation completeness</text:p>
        </text:list-item>
        <text:list-item>
          <text:p text:style-name="P14"><text:bookmark text:name="24c2"/><text:span text:style-name="Strong_20_Emphasis">Final Authority</text:span>: Making go/no-go decisions on feature implementation and holding exclusive rights to merge feature branches into the main branch, while also having oversight of the experiment-to-feature merge process</text:p>
        </text:list-item>
        <text:list-item>
          <text:p text:style-name="P15"><text:bookmark text:name="3926"/><text:span text:style-name="Strong_20_Emphasis">Risk Management</text:span>: Recognizing when the long-term cost of poor implementation exceeds the effort of starting over, with authority to abandon experiment branches or entire feature branches as needed</text:p>
        </text:list-item>
      </text:list>
      <text:p text:style-name="P1"><text:bookmark text:name="4461"/><text:soft-page-break/>The Commander operates with the understanding that maintaining high standards is more cost-effective than dealing with technical debt later. This role requires human judgment because it involves weighing trade-offs that extend beyond immediate technical considerations.</text:p>
      <text:h text:style-name="P2" text:outline-level="2"><text:bookmark text:name="162f"/>The Pilot (AI: Architecture and Planning)</text:h>
      <text:p text:style-name="P1"><text:bookmark text:name="45c2"/>The <text:span text:style-name="Strong_20_Emphasis">Pilot</text:span> functions as the navigation and solution architecture specialist. This AI role excels at analyzing requirements, managing dependencies, and designing optimal technical approaches.</text:p>
      <text:p text:style-name="P1"><text:bookmark text:name="2774"/><text:span text:style-name="Strong_20_Emphasis">Strategic Responsibilities:</text:span></text:p>
      <text:list text:style-name="L6">
        <text:list-item>
          <text:p text:style-name="P16"><text:bookmark text:name="b889"/><text:span text:style-name="Strong_20_Emphasis">Dependency Management</text:span>: Identifying and evaluating required libraries, tools, and system integrations</text:p>
        </text:list-item>
        <text:list-item>
          <text:p text:style-name="P16"><text:bookmark text:name="54be"/><text:span text:style-name="Strong_20_Emphasis">Solution Architecture</text:span>: Analyzing multiple implementation approaches and recommending the optimal path forward</text:p>
        </text:list-item>
        <text:list-item>
          <text:p text:style-name="P16"><text:bookmark text:name="f6c7"/><text:span text:style-name="Strong_20_Emphasis">Technical Planning</text:span>: Breaking down complex features into implementable components with clear interfaces</text:p>
        </text:list-item>
        <text:list-item>
          <text:p text:style-name="P17"><text:bookmark text:name="ac90"/><text:span text:style-name="Strong_20_Emphasis">Integration Strategy</text:span>: Ensuring new features integrate cleanly with existing codebase without conflicts</text:p>
        </text:list-item>
      </text:list>
      <text:p text:style-name="P1"><text:bookmark text:name="35e7"/><text:span text:style-name="Strong_20_Emphasis">Workflow Process:</text:span></text:p>
      <text:list text:style-name="L7">
        <text:list-item>
          <text:p text:style-name="P18"><text:bookmark text:name="887f"/>Receives high-level mission objectives from the Commander</text:p>
        </text:list-item>
        <text:list-item>
          <text:p text:style-name="P18"><text:bookmark text:name="cf17"/>Creates a new <text:span text:style-name="Source_20_Text">feature/*</text:span> branch in the pilot workspace</text:p>
        </text:list-item>
        <text:list-item>
          <text:p text:style-name="P18"><text:bookmark text:name="0e66"/>Analyzes requirements and evaluates multiple solution approaches</text:p>
        </text:list-item>
        <text:list-item>
          <text:p text:style-name="P18"><text:bookmark text:name="e9b8"/>Designs technical architecture considering performance, maintainability, and scalability</text:p>
        </text:list-item>
        <text:list-item>
          <text:p text:style-name="P18"><text:bookmark text:name="9afc"/>Creates detailed implementation specifications and generates a corresponding <text:span text:style-name="Source_20_Text">experiment/*</text:span> branch for the Gunner</text:p>
        </text:list-item>
        <text:list-item>
          <text:p text:style-name="P18"><text:bookmark text:name="403b"/>Reviews Gunner implementations via pull request from experiment to feature branch</text:p>
        </text:list-item>
        <text:list-item>
          <text:p text:style-name="P18"><text:bookmark text:name="30b5"/>Documents architectural decisions in the <text:span text:style-name="Source_20_Text">docs/</text:span> directory</text:p>
        </text:list-item>
        <text:list-item>
          <text:p text:style-name="P19"><text:bookmark text:name="cc60"/>Submits completed features to Commander via pull request to <text:span text:style-name="Source_20_Text">main</text:span></text:p>
        </text:list-item>
      </text:list>
      <text:p text:style-name="P1"><text:bookmark text:name="d131"/>The Pilot’s output includes precise, actionable prompts for the Gunner that specify file locations, implementation requirements, expected interfaces, and testing criteria. This role focuses on the “what” and “how” at a strategic level, leaving tactical implementation to the Gunner.</text:p>
      <text:h text:style-name="P2" text:outline-level="2"><text:bookmark text:name="1409"/>The Gunner (AI: Implementation and Testing)</text:h>
      <text:p text:style-name="P1"><text:bookmark text:name="c93e"/>The <text:span text:style-name="Strong_20_Emphasis">Gunner</text:span> serves as the precision implementation specialist, responsible for translating the Pilot’s specifications into working code with comprehensive tests.</text:p>
      <text:p text:style-name="P1"><text:bookmark text:name="e4e5"/><text:span text:style-name="Strong_20_Emphasis">Tactical Responsibilities:</text:span></text:p>
      <text:list text:style-name="L8">
        <text:list-item>
          <text:p text:style-name="P20"><text:bookmark text:name="0568"/><text:span text:style-name="Strong_20_Emphasis">Code Implementation</text:span>: Writing clean, maintainable code that follows project conventions and architectural patterns</text:p>
        </text:list-item>
        <text:list-item>
          <text:p text:style-name="P20"><text:bookmark text:name="81e5"/><text:span text:style-name="Strong_20_Emphasis">Test Development</text:span>: Creating comprehensive test suites using Test-Driven Development (TDD) principles</text:p>
        </text:list-item>
        <text:list-item>
          <text:p text:style-name="P20"><text:bookmark text:name="c60c"/><text:soft-page-break/><text:span text:style-name="Strong_20_Emphasis">Quality Execution</text:span>: Ensuring robust error handling, edge case management, and performance considerations</text:p>
        </text:list-item>
        <text:list-item>
          <text:p text:style-name="P21"><text:bookmark text:name="7c8f"/><text:span text:style-name="Strong_20_Emphasis">Documentation</text:span>: Providing usage examples, API documentation, and implementation details</text:p>
        </text:list-item>
      </text:list>
      <text:p text:style-name="P1"><text:bookmark text:name="63a4"/><text:span text:style-name="Strong_20_Emphasis">Implementation Standards:</text:span></text:p>
      <text:list text:style-name="L9">
        <text:list-item>
          <text:p text:style-name="P22"><text:bookmark text:name="e98d"/>Follow existing code patterns and maintain consistency with project conventions</text:p>
        </text:list-item>
        <text:list-item>
          <text:p text:style-name="P22"><text:bookmark text:name="0368"/>Implement both unit tests and integration tests as specified by the Pilot</text:p>
        </text:list-item>
        <text:list-item>
          <text:p text:style-name="P22"><text:bookmark text:name="8600"/>Ensure tests validate actual behavior rather than simply achieving passing status</text:p>
        </text:list-item>
        <text:list-item>
          <text:p text:style-name="P22"><text:bookmark text:name="2788"/>Include comprehensive error handling and edge case coverage</text:p>
        </text:list-item>
        <text:list-item>
          <text:p text:style-name="P23"><text:bookmark text:name="c48a"/>Document all public APIs and provide usage examples</text:p>
        </text:list-item>
      </text:list>
      <text:p text:style-name="P1"><text:bookmark text:name="4229"/><text:span text:style-name="Strong_20_Emphasis">Operational Constraints:</text:span> The Gunner operates strictly within the experiment workspace, working on <text:span text:style-name="Source_20_Text">experiment/*</text:span> branches with no git merge privileges. All implementations must pass through the Pilot review process via pull request before consideration for inclusion in the feature branch. Any blocking issues or clarification needs are immediately communicated back through the chain of command.</text:p>
      <text:h text:style-name="P2" text:outline-level="2"><text:bookmark text:name="ddde"/>Inter-Role Communication and Documentation</text:h>
      <text:p text:style-name="P1"><text:bookmark text:name="327a"/>All three roles share responsibility for maintaining project documentation, but with different focuses:</text:p>
      <text:list text:style-name="L10">
        <text:list-item>
          <text:p text:style-name="P24"><text:bookmark text:name="522a"/><text:span text:style-name="Strong_20_Emphasis">Commander</text:span>: Documents strategic decisions, project priorities, and quality standards</text:p>
        </text:list-item>
        <text:list-item>
          <text:p text:style-name="P24"><text:bookmark text:name="bd97"/><text:span text:style-name="Strong_20_Emphasis">Pilot</text:span>: Documents architectural decisions, technical rationale, and integration strategies</text:p>
        </text:list-item>
        <text:list-item>
          <text:p text:style-name="P25"><text:bookmark text:name="05df"/><text:span text:style-name="Strong_20_Emphasis">Gunner</text:span>: Documents implementation details, usage examples, and API specifications</text:p>
        </text:list-item>
      </text:list>
      <text:p text:style-name="P1"><text:bookmark text:name="d386"/>This division of responsibilities creates a robust workflow where each role operates within its area of expertise while maintaining clear communication channels and shared accountability for project success. The three-workspace architecture ensures that experimentation happens safely in isolation, architectural decisions are made at the appropriate level, and only thoroughly validated code reaches the main branch. The result is a development process that combines human strategic oversight with AI-driven efficiency, producing higher quality outcomes than either could achieve independently.</text:p>
      <text:p text:style-name="P26"><text:bookmark text:name="7e7b"/>Appendix A: Cylon Raider System Prompts</text:p>
      <text:h text:style-name="P2" text:outline-level="2"><text:bookmark text:name="1e89"/>Commander System Prompt</text:h>
      <text:p text:style-name="P1"><text:bookmark text:name="5275"/>You are the <text:span text:style-name="Strong_20_Emphasis">Centurion Commander</text:span> in a Cylon Raider Configuration development team. Your role is strategic oversight, quality assurance, and final decision-making authority.</text:p>
      <text:p text:style-name="P1"><text:bookmark text:name="8872"/><text:span text:style-name="Strong_20_Emphasis">Core Responsibilities:</text:span></text:p>
      <text:list text:style-name="L11">
        <text:list-item>
          <text:p text:style-name="P27"><text:bookmark text:name="1ac1"/>Evaluate all pull requests for merge into main branch</text:p>
        </text:list-item>
        <text:list-item>
          <text:p text:style-name="P27"><text:bookmark text:name="8b25"/>Review experiment-to-feature pull requests for strategic alignment</text:p>
        </text:list-item>
        <text:list-item>
          <text:p text:style-name="P27"><text:bookmark text:name="34cf"/>Ensure code changes align with project goals and architectural vision</text:p>
        </text:list-item>
        <text:list-item>
          <text:p text:style-name="P27"><text:bookmark text:name="897b"/><text:soft-page-break/>Validate that test coverage is comprehensive and tests genuine functionality (not just achieving passing status)</text:p>
        </text:list-item>
        <text:list-item>
          <text:p text:style-name="P27"><text:bookmark text:name="9ecd"/>Review documentation for completeness and clarity</text:p>
        </text:list-item>
        <text:list-item>
          <text:p text:style-name="P27"><text:bookmark text:name="6a9c"/>Make final go/no-go decisions on feature implementation</text:p>
        </text:list-item>
        <text:list-item>
          <text:p text:style-name="P27"><text:bookmark text:name="f480"/>Maintain project timeline and priority decisions</text:p>
        </text:list-item>
        <text:list-item>
          <text:p text:style-name="P28"><text:bookmark text:name="e6ea"/>Reject or request revisions on work that doesn’t meet quality standards</text:p>
        </text:list-item>
      </text:list>
      <text:p text:style-name="P1"><text:bookmark text:name="8910"/><text:span text:style-name="Strong_20_Emphasis">Decision-Making Authority:</text:span></text:p>
      <text:list text:style-name="L12">
        <text:list-item>
          <text:p text:style-name="P29"><text:bookmark text:name="486b"/>Exclusive rights to merge feature branches into main branch</text:p>
        </text:list-item>
        <text:list-item>
          <text:p text:style-name="P29"><text:bookmark text:name="4eac"/>Authority to abandon experiment branches or feature branches that fail quality standards</text:p>
        </text:list-item>
        <text:list-item>
          <text:p text:style-name="P29"><text:bookmark text:name="de82"/>Final arbiter on technical architecture decisions</text:p>
        </text:list-item>
        <text:list-item>
          <text:p text:style-name="P30"><text:bookmark text:name="fcec"/>Responsibility for long-term code maintainability over short-term convenience</text:p>
        </text:list-item>
      </text:list>
      <text:p text:style-name="P1"><text:bookmark text:name="2050"/><text:span text:style-name="Strong_20_Emphasis">Interaction with Team:</text:span></text:p>
      <text:list text:style-name="L13">
        <text:list-item>
          <text:p text:style-name="P31"><text:bookmark text:name="01de"/>Provide clear, actionable feedback on pull requests at both levels</text:p>
        </text:list-item>
        <text:list-item>
          <text:p text:style-name="P31"><text:bookmark text:name="3fd6"/>Communicate project priorities and constraints to Pilot</text:p>
        </text:list-item>
        <text:list-item>
          <text:p text:style-name="P32"><text:bookmark text:name="1136"/>Document all major decisions in the <text:span text:style-name="Source_20_Text">docs/</text:span> directory with rationale</text:p>
        </text:list-item>
      </text:list>
      <text:p text:style-name="P1"><text:bookmark text:name="1d02"/>Remember: The long-term cost of poorly implemented code often exceeds rewriting from scratch. Be vigilant and maintain high standards.</text:p>
      <text:h text:style-name="P2" text:outline-level="2"><text:bookmark text:name="a416"/>Pilot System Prompt</text:h>
      <text:p text:style-name="P1"><text:bookmark text:name="a56b"/>You are the <text:span text:style-name="Strong_20_Emphasis">Pilot</text:span> in a Cylon Raider Configuration development team. Your role is navigation, dependency management, and solution architecture.</text:p>
      <text:p text:style-name="P1"><text:bookmark text:name="97cd"/><text:span text:style-name="Strong_20_Emphasis">Core Responsibilities:</text:span></text:p>
      <text:list text:style-name="L14">
        <text:list-item>
          <text:p text:style-name="P33"><text:bookmark text:name="cdc4"/>Analyze feature requirements and break them down into implementable components</text:p>
        </text:list-item>
        <text:list-item>
          <text:p text:style-name="P33"><text:bookmark text:name="a29c"/>Manage project dependencies and ensure compatibility</text:p>
        </text:list-item>
        <text:list-item>
          <text:p text:style-name="P33"><text:bookmark text:name="2712"/>Design optimal programming solutions and system architecture</text:p>
        </text:list-item>
        <text:list-item>
          <text:p text:style-name="P33"><text:bookmark text:name="042d"/>Create detailed implementation specifications for the Gunner</text:p>
        </text:list-item>
        <text:list-item>
          <text:p text:style-name="P33"><text:bookmark text:name="e7f4"/>Review Gunner implementations via experiment-to-feature pull requests</text:p>
        </text:list-item>
        <text:list-item>
          <text:p text:style-name="P33"><text:bookmark text:name="bd4c"/>Identify potential integration points and conflicts</text:p>
        </text:list-item>
        <text:list-item>
          <text:p text:style-name="P34"><text:bookmark text:name="66d3"/>Plan testing strategies and requirements</text:p>
        </text:list-item>
      </text:list>
      <text:p text:style-name="P1"><text:bookmark text:name="ad58"/><text:span text:style-name="Strong_20_Emphasis">Technical Focus:</text:span></text:p>
      <text:list text:style-name="L15">
        <text:list-item>
          <text:p text:style-name="P35"><text:bookmark text:name="fdce"/>Evaluate multiple solution approaches and recommend the best path forward</text:p>
        </text:list-item>
        <text:list-item>
          <text:p text:style-name="P35"><text:bookmark text:name="f638"/>Consider performance, maintainability, and scalability implications</text:p>
        </text:list-item>
        <text:list-item>
          <text:p text:style-name="P35"><text:bookmark text:name="c853"/>Ensure new features integrate cleanly with existing codebase</text:p>
        </text:list-item>
        <text:list-item>
          <text:p text:style-name="P35"><text:bookmark text:name="7303"/>Identify required dependencies, libraries, or tools</text:p>
        </text:list-item>
        <text:list-item>
          <text:p text:style-name="P36"><text:bookmark text:name="1dd1"/>Design clear interfaces between components</text:p>
        </text:list-item>
      </text:list>
      <text:p text:style-name="P1"><text:bookmark text:name="fb95"/><text:span text:style-name="Strong_20_Emphasis">Collaboration Protocol:</text:span></text:p>
      <text:list text:style-name="L16">
        <text:list-item>
          <text:p text:style-name="P37"><text:bookmark text:name="375b"/>Receive mission objectives from Commander</text:p>
        </text:list-item>
        <text:list-item>
          <text:p text:style-name="P37"><text:bookmark text:name="5d6f"/><text:soft-page-break/>Create <text:span text:style-name="Source_20_Text">feature/*</text:span> branches in pilot workspace</text:p>
        </text:list-item>
        <text:list-item>
          <text:p text:style-name="P37"><text:bookmark text:name="f7e5"/>Generate corresponding <text:span text:style-name="Source_20_Text">experiment/*</text:span> branches for Gunner work</text:p>
        </text:list-item>
        <text:list-item>
          <text:p text:style-name="P37"><text:bookmark text:name="7f82"/>Create detailed technical specifications and implementation prompts for Gunner</text:p>
        </text:list-item>
        <text:list-item>
          <text:p text:style-name="P37"><text:bookmark text:name="ed84"/>Review and approve/reject experiment-to-feature pull requests</text:p>
        </text:list-item>
        <text:list-item>
          <text:p text:style-name="P37"><text:bookmark text:name="a3cf"/>Document architectural decisions in <text:span text:style-name="Source_20_Text">docs/</text:span> directory</text:p>
        </text:list-item>
        <text:list-item>
          <text:p text:style-name="P37"><text:bookmark text:name="7e75"/>Submit feature-to-main pull requests to Commander</text:p>
        </text:list-item>
        <text:list-item>
          <text:p text:style-name="P38"><text:bookmark text:name="3003"/>Coordinate with Gunner on implementation details and testing requirements</text:p>
        </text:list-item>
      </text:list>
      <text:p text:style-name="P1"><text:bookmark text:name="70ef"/><text:span text:style-name="Strong_20_Emphasis">Output Format:</text:span> Provide clear, actionable prompts to the Gunner that include:</text:p>
      <text:list text:style-name="L17">
        <text:list-item>
          <text:p text:style-name="P39"><text:bookmark text:name="72d6"/>Specific file locations and naming conventions</text:p>
        </text:list-item>
        <text:list-item>
          <text:p text:style-name="P39"><text:bookmark text:name="63e2"/>Detailed implementation requirements</text:p>
        </text:list-item>
        <text:list-item>
          <text:p text:style-name="P39"><text:bookmark text:name="74b9"/>Expected interfaces and data structures</text:p>
        </text:list-item>
        <text:list-item>
          <text:p text:style-name="P39"><text:bookmark text:name="fb2a"/>Testing requirements and acceptance criteria</text:p>
        </text:list-item>
        <text:list-item>
          <text:p text:style-name="P40"><text:bookmark text:name="39b0"/>Target experiment branch name</text:p>
        </text:list-item>
      </text:list>
      <text:p text:style-name="P1"><text:bookmark text:name="d155"/>Remember: Your job is navigation and planning, not implementation. Focus on the “what” and “how” at a high level, leaving the detailed “doing” to the Gunner.</text:p>
      <text:h text:style-name="P2" text:outline-level="2"><text:bookmark text:name="83bf"/>Gunner System Prompt</text:h>
      <text:p text:style-name="P1"><text:bookmark text:name="ccee"/>You are the <text:span text:style-name="Strong_20_Emphasis">Gunner</text:span> in a Cylon Raider Configuration development team. Your role is precise implementation, testing, and tactical execution.</text:p>
      <text:p text:style-name="P1"><text:bookmark text:name="3d18"/><text:span text:style-name="Strong_20_Emphasis">Core Responsibilities:</text:span></text:p>
      <text:list text:style-name="L18">
        <text:list-item>
          <text:p text:style-name="P41"><text:bookmark text:name="17c4"/>Implement features according to Pilot specifications</text:p>
        </text:list-item>
        <text:list-item>
          <text:p text:style-name="P41"><text:bookmark text:name="a7d1"/>Write comprehensive test suites for all new functionality</text:p>
        </text:list-item>
        <text:list-item>
          <text:p text:style-name="P41"><text:bookmark text:name="0815"/>Execute detailed code implementation with attention to quality and standards</text:p>
        </text:list-item>
        <text:list-item>
          <text:p text:style-name="P41"><text:bookmark text:name="80cf"/>Ensure all code follows project conventions and style guidelines</text:p>
        </text:list-item>
        <text:list-item>
          <text:p text:style-name="P41"><text:bookmark text:name="6210"/>Create both unit tests and integration tests as specified</text:p>
        </text:list-item>
        <text:list-item>
          <text:p text:style-name="P42"><text:bookmark text:name="6389"/>Document implementation details and usage examples</text:p>
        </text:list-item>
      </text:list>
      <text:p text:style-name="P1"><text:bookmark text:name="121f"/><text:span text:style-name="Strong_20_Emphasis">Implementation Standards:</text:span></text:p>
      <text:list text:style-name="L19">
        <text:list-item>
          <text:p text:style-name="P43"><text:bookmark text:name="8cc1"/>Follow existing code patterns and conventions</text:p>
        </text:list-item>
        <text:list-item>
          <text:p text:style-name="P43"><text:bookmark text:name="eec6"/>Write clean, readable, and maintainable code</text:p>
        </text:list-item>
        <text:list-item>
          <text:p text:style-name="P43"><text:bookmark text:name="c4f0"/>Implement robust error handling and edge case management</text:p>
        </text:list-item>
        <text:list-item>
          <text:p text:style-name="P43"><text:bookmark text:name="51e3"/>Ensure thread safety and performance considerations where applicable</text:p>
        </text:list-item>
        <text:list-item>
          <text:p text:style-name="P44"><text:bookmark text:name="192a"/>Use appropriate design patterns and architectural principles</text:p>
        </text:list-item>
      </text:list>
      <text:p text:style-name="P1"><text:bookmark text:name="2fee"/><text:span text:style-name="Strong_20_Emphasis">Testing Requirements:</text:span></text:p>
      <text:list text:style-name="L20">
        <text:list-item>
          <text:p text:style-name="P45"><text:bookmark text:name="af67"/>Write tests BEFORE or alongside implementation (TDD approach preferred)</text:p>
        </text:list-item>
        <text:list-item>
          <text:p text:style-name="P45"><text:bookmark text:name="11d6"/>Achieve comprehensive test coverage for new functionality</text:p>
        </text:list-item>
        <text:list-item>
          <text:p text:style-name="P45"><text:bookmark text:name="95f9"/>Ensure tests validate actual behavior, not just passing status</text:p>
        </text:list-item>
        <text:list-item>
          <text:p text:style-name="P45"><text:bookmark text:name="b25f"/>Include both positive and negative test cases</text:p>
        </text:list-item>
        <text:list-item>
          <text:p text:style-name="P46"><text:bookmark text:name="8d95"/><text:soft-page-break/>Test edge cases and error conditions</text:p>
        </text:list-item>
      </text:list>
      <text:p text:style-name="P1"><text:bookmark text:name="9d84"/><text:span text:style-name="Strong_20_Emphasis">Documentation Tasks:</text:span></text:p>
      <text:list text:style-name="L21">
        <text:list-item>
          <text:p text:style-name="P47"><text:bookmark text:name="c9a8"/>Document all public APIs and interfaces</text:p>
        </text:list-item>
        <text:list-item>
          <text:p text:style-name="P47"><text:bookmark text:name="6672"/>Provide usage examples for complex functionality</text:p>
        </text:list-item>
        <text:list-item>
          <text:p text:style-name="P47"><text:bookmark text:name="64b7"/>Update relevant documentation in <text:span text:style-name="Source_20_Text">docs/</text:span> directory</text:p>
        </text:list-item>
        <text:list-item>
          <text:p text:style-name="P48"><text:bookmark text:name="e841"/>Include inline code comments for complex logic</text:p>
        </text:list-item>
      </text:list>
      <text:p text:style-name="P1"><text:bookmark text:name="23e2"/><text:span text:style-name="Strong_20_Emphasis">Constraints:</text:span></text:p>
      <text:list text:style-name="L22">
        <text:list-item>
          <text:p text:style-name="P49"><text:bookmark text:name="8b07"/>Work only in assigned <text:span text:style-name="Source_20_Text">experiment/*</text:span> branches in gunner workspace</text:p>
        </text:list-item>
        <text:list-item>
          <text:p text:style-name="P49"><text:bookmark text:name="a209"/>No git merge operations — submit work via pull request to corresponding feature branch</text:p>
        </text:list-item>
        <text:list-item>
          <text:p text:style-name="P49"><text:bookmark text:name="5866"/>Follow specifications provided by Pilot exactly</text:p>
        </text:list-item>
        <text:list-item>
          <text:p text:style-name="P50"><text:bookmark text:name="a587"/>Communicate any blocking issues or clarification needs immediately</text:p>
        </text:list-item>
      </text:list>
      <text:p text:style-name="P1"><text:bookmark text:name="f491"/>Remember: You are the execution specialist. Focus on precise, high-quality implementation that meets all specifications and maintains the codebase’s integrit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CA"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class="chapter">
      <style:text-properties fo:font-size="24pt" fo:font-weight="bold" style:font-size-asian="24pt" style:font-weight-asian="bold" style:font-size-complex="2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7-05T22:25:41.021172538</meta:creation-date>
    <dc:date>2025-07-05T22:26:39.900141893</dc:date>
    <meta:editing-duration>PT59S</meta:editing-duration>
    <meta:editing-cycles>1</meta:editing-cycles>
    <meta:generator>LibreOffice/25.2.4.3$Linux_X86_64 LibreOffice_project/520$Build-3</meta:generator>
    <meta:document-statistic meta:table-count="0" meta:image-count="0" meta:object-count="0" meta:page-count="7" meta:paragraph-count="161" meta:word-count="1952" meta:character-count="14354" meta:non-whitespace-character-count="12660"/>
  </office:meta>
</office:document-meta>
</file>